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dlgenMojo.execute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DebugAntBuildListener.taskStarted( final BuildEvent build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bugAntBuildListener.messageLogged( final BuildEvent build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bugAntBuildListener.buildStarted( final BuildEvent build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bugAntBuildListener.targetStarted( final BuildEvent build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bugAntBuildListener.targetFinished( final BuildEvent build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bugAntBuildListener.taskFinished( final BuildEvent build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genMojo.load( String className , ClassLoader c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sdlgenMojo.displayClasspath( ClassLoader classLoader , String messag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ebugAntBuildListener.buildFinished( final BuildEvent build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